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01b2e0" officeooo:paragraph-rsid="0001b2e0" style:font-size-asian="9pt" style:font-size-complex="9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officeooo:rsid="0001b2e0" officeooo:paragraph-rsid="0001b2e0" style:font-size-asian="10.5pt" style:font-size-complex="10.5pt"/>
    </style:style>
    <style:style style:name="P5" style:family="paragraph" style:parent-style-name="Standard">
      <style:text-properties fo:font-size="10.5pt" fo:language="en" fo:country="US" officeooo:rsid="0001b2e0" officeooo:paragraph-rsid="0002cf41" style:font-size-asian="10.5pt" style:font-size-complex="10.5pt"/>
    </style:style>
    <style:style style:name="T1" style:family="text">
      <style:text-properties officeooo:rsid="0001b2e0"/>
    </style:style>
    <style:style style:name="T2" style:family="text">
      <style:text-properties officeooo:rsid="0002cf4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граммирование - это процесс написания программы с использованием компьютерного языка. Программа - это набор инструкций, которые компьютер использует для выполнения конкретной задачи (например, решения математической задачи).</text:p>
      <text:p text:style-name="P3">Единственный язык, который компьютер может непосредственно выполнять, - это машинный код, состоящий из ls и Os. Этот язык трудно написать, поэтому мы используем символические языки, которые легче понять. Затем программа переводится в машинный код с помощью программного обеспечения, называемого ассемблером.</text:p>
      <text:p text:style-name="P3"/>
      <text:p text:style-name="P3">Машинный код и языки ассемблера называются низкоуровневыми языками, поскольку они ближе к аппаратному обеспечению.</text:p>
      <text:p text:style-name="P3">Языки высокого уровня, однако, ближе к человеческим языкам; Программа переводится в машинный код программным обеспечением, называемым компилятором. Вот некоторые примеры:</text:p>
      <text:p text:style-name="P3"/>
      <text:p text:style-name="P3">FORTRAN - используется для научных и математических приложений</text:p>
      <text:p text:style-name="P3">COBOL - популярный для бизнес-приложений</text:p>
      <text:p text:style-name="P3">BASIC - используется в качестве учебного языка; Visual BASIC теперь используется для создания приложений Windows</text:p>
      <text:p text:style-name="P3">C - используется для написания системного программного обеспечения, графических и коммерческих программ</text:p>
      <text:p text:style-name="P3">Java - предназначен для работы в сети; Java-апплеты - это небольшие программы, которые автоматически запускаются на веб-страницах и позволяют смотреть анимированных персонажей, проигрывать музыку и играть в игры.</text:p>
      <text:p text:style-name="P3"/>
      <text:p text:style-name="P3">Языки, используемые для создания веб-документов, называются языками разметки; они используют инструкции (разметки) для форматирования и связывания текстовых файлов. Примеры:</text:p>
      <text:p text:style-name="P3"/>
      <text:p text:style-name="P3">HTML-код, используемый для создания веб-страниц</text:p>
      <text:p text:style-name="P3">VoiceXML-это делает интернет-контент доступным через распознавание речи и телефон. </text:p>
      <text:p text:style-name="P3"/>
      <text:p text:style-name="P4">=================================================================================</text:p>
      <text:p text:style-name="P4"/>
      <text:p text:style-name="P5">Programming is the process of writing a program using a computer language. A program is a set of instructions that a computer uses to perform a specific task (for example, solving a mathematical problem).<text:line-break/>The only language that a computer can directly execute is machine code consisting of ls and Os. This language is difficult to write, so we use symbolic languages ​​that are easier to understand. The program is then translated into machine code using software called assembler.<text:line-break/><text:line-break/>Machine code and assembly languages ​​are called low-level languages, since they are closer to hardware.<text:line-break/>High-level languages, however, are closer to human languages; A program is translated into machine code by software called a compiler. Here are some examples:<text:line-break/><text:line-break/>FORTRAN - used for scientific and mathematical applications<text:line-break/>COBOL - Popular for Business Applications<text:line-break/>BASIC - used as a teaching language; Visual BASIC is now used to create Windows applications<text:line-break/>C - used for writing system software, graphics and commercial programs<text:line-break/>Java - designed to run on the Web; Java applets are small programs that automatically run on web pages and allow you to watch animated characters, play music and play games.<text:line-break/><text:line-break/>The languages ​​used to create web documents are called markup languages; they use instructions (markup) to format and link text files. Examples:<text:line-break/><text:line-break/>HTML — <text:span text:style-name="T2">the </text:span>code used to create web pages<text:line-break/>VoiceXML — This makes Internet content accessible through speech recognition and teleph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58:30.213579934</meta:creation-date>
    <dc:date>2020-02-16T09:11:25.852433928</dc:date>
    <meta:editing-duration>PT17H52M34S</meta:editing-duration>
    <meta:editing-cycles>2</meta:editing-cycles>
    <meta:generator>LibreOffice/6.0.7.3$Linux_X86_64 LibreOffice_project/00m0$Build-3</meta:generator>
    <meta:print-date>2020-02-15T15:16:15.396839334</meta:print-date>
    <meta:document-statistic meta:table-count="0" meta:image-count="0" meta:object-count="0" meta:page-count="1" meta:paragraph-count="14" meta:word-count="433" meta:character-count="3199" meta:non-whitespace-character-count="2767"/>
  </office:meta>
</office:document-meta>
</file>